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EQUISITI DEL CLIENTE</text:p>
      <text:p text:style-name="Standard"/>
      <text:p text:style-name="Standard">Si chiede di realizzare un videogame in 2D dell'edizione classica del gioco di società Monopoli, che preveda solamente giocatori umani e non giocatori governati da intelligenza artificiale.</text:p>
      <text:p text:style-name="Standard">La moneta virtuale da utilizzare è l'euro.</text:p>
      <text:p text:style-name="Standard">La Banca è interamente governata dal software, dunque non da giocatori umani.</text:p>
      <text:p text:style-name="Standard">Per poter giocare è necessario creare una nuova partita. Non possono essere create più partite contemporaneamente: la creazione di una nuova partita mentre un'altra è ancora in corso chiuderà la partita in corso.</text:p>
      <text:p text:style-name="Standard">Durante lo svolgimento di una partita, ogni giocatore deve poter abbandonare la partita in qualsiasi momento durante il suo turno; tutte le sue proprietà torneranno in possesso della banca, e non gli sarà più possibile rientrare in partita.</text:p>
      <text:p text:style-name="Standard">Sono proibiti gli scambi di proprietà e di carte tra i vari giocatori. L'unico modo per entrare in possesso di un terreno di un altro giocatore, è aspettare che quel terreno torni libero, ovvero di proprietà della Banca.</text:p>
      <text:p text:style-name="Standard">Il gioco non prevede le carte “uscite gratis di prigione”, dunque sono assenti negli imprevisti e nelle probabilità. Gli unici modi per uscire di prigione sono il pagamento della cauzione o un doppio numero con i dadi (al terzo turno di prigione è comunque obbligatorio pagare la cauzione).</text:p>
      <text:p text:style-name="Standard">Il gioco non prevede le aste dei terreni.</text:p>
      <text:p text:style-name="Standard">Una partita termina al massimo dopo un certo tempo, stabilito all'inizio del gioco. </text:p>
      <text:p text:style-name="Standard">Al termine di una partita il software deve calcolare il valore complessivo dei lotti posseduti da ogni giocatore (e relativi edifici) più il proprio capitale e porre l'elenco risultante in una schermata di statistiche; il giocatore con il valore complessivo maggiore vince la partita.</text:p>
      <text:p text:style-name="Standard">I terreni non possono essere ipotecati. Un giocatore ha tuttavia la possibilità di vendere un terreno (e tutti gli edifici che vi sono costruiti) alla Banca per un importo pari alla metà del valore original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creation-date>2012-03-18T18:54:10</meta:creation-date>
    <dc:date>2012-04-02T17:57:18</dc:date>
    <meta:editing-duration>PT17H50M10S</meta:editing-duration>
    <meta:editing-cycles>90</meta:editing-cycles>
    <meta:generator>NeoOffice/3.1.2$Unix OpenOffice.org_project/Patch 9</meta:generator>
    <meta:document-statistic meta:table-count="0" meta:image-count="0" meta:object-count="0" meta:page-count="1" meta:paragraph-count="12" meta:word-count="307" meta:character-count="1908"/>
  </office:meta>
</office:document-meta>
</file>